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road">
      <style:graphic-properties draw:textarea-horizontal-align="center" draw:textarea-vertical-align="middle"/>
    </style:style>
    <style:style style:name="gr3" style:family="graphic" style:parent-style-name="obs">
      <style:graphic-properties draw:textarea-horizontal-align="justify" draw:textarea-vertical-align="middle" draw:auto-grow-height="false"/>
    </style:style>
    <style:style style:name="gr4" style:family="graphic" style:parent-style-name="real_5f_traj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8cm" fo:min-width="0.8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0.826cm"/>
    </style:style>
    <style:style style:name="gr7" style:family="graphic" style:parent-style-name="projection">
      <style:graphic-properties draw:fill-hatch-name="Black_20_45_20_Degrees_20_Wide" draw:fill-hatch-solid="true" draw:textarea-horizontal-align="justify" draw:textarea-vertical-align="middle" draw:auto-grow-height="false"/>
    </style:style>
    <style:style style:name="gr8" style:family="graphic" style:parent-style-name="projection">
      <style:graphic-properties draw:fill-hatch-name="Black_20_-45_20_Degrees" draw:fill-hatch-solid="true" draw:textarea-horizontal-align="justify" draw:textarea-vertical-align="middle" draw:auto-grow-height="false"/>
    </style:style>
    <style:style style:name="gr9" style:family="graphic" style:parent-style-name="rec_5f_traj">
      <style:graphic-properties draw:fill="none" draw:textarea-horizontal-align="center" draw:textarea-vertical-align="middle"/>
    </style:style>
    <style:style style:name="gr10" style:family="graphic" style:parent-style-name="projection">
      <style:graphic-properties draw:textarea-horizontal-align="justify" draw:textarea-vertical-align="middle" draw:auto-grow-height="false"/>
    </style:style>
    <style:style style:name="gr11" style:family="graphic" style:parent-style-name="text">
      <style:graphic-properties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DejaVu Serif"/>
    </style:style>
    <style:style style:name="P3" style:family="paragraph">
      <style:text-properties fo:font-size="18pt"/>
    </style:style>
    <style:style style:name="T1" style:family="text">
      <style:text-properties style:font-name="DejaVu Serif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404cm" svg:height="0.962cm" svg:x="-10cm" svg:y="9.198cm">
          <draw:text-box>
            <text:p>t=1</text:p>
          </draw:text-box>
        </draw:frame>
        <draw:g>
          <draw:line draw:style-name="gr2" draw:text-style-name="P1" draw:layer="layout" svg:x1="9.445cm" svg:y1="0.83cm" svg:x2="1.915cm" svg:y2="5.204cm">
            <text:p/>
          </draw:line>
          <draw:line draw:style-name="gr2" draw:text-style-name="P1" draw:layer="layout" svg:x1="1.891cm" svg:y1="-0.101cm" svg:x2="1.89cm" svg:y2="9.343cm">
            <text:p/>
          </draw:line>
          <draw:line draw:style-name="gr2" draw:text-style-name="P1" draw:layer="layout" svg:x1="6.704cm" svg:y1="-0.11cm" svg:x2="6.703cm" svg:y2="9.334cm">
            <text:p/>
          </draw:line>
          <draw:line draw:style-name="gr2" draw:text-style-name="P1" draw:layer="layout" svg:x1="9.445cm" svg:y1="7.555cm" svg:x2="0.001cm" svg:y2="7.555cm">
            <text:p/>
          </draw:line>
          <draw:line draw:style-name="gr2" draw:text-style-name="P1" draw:layer="layout" svg:x1="6.753cm" svg:y1="1.281cm" svg:x2="0.001cm" svg:y2="1.281cm">
            <text:p/>
          </draw:line>
          <draw:custom-shape draw:style-name="gr3" draw:text-style-name="P1" draw:layer="layout" svg:width="0.6cm" svg:height="0.6cm" svg:x="2.26cm" svg:y="7.801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6cm" svg:height="0.599cm" svg:x="7.179cm" svg:y="0.201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9.446cm" svg:y1="0.83cm" svg:x2="1.916cm" svg:y2="5.204cm">
            <text:p/>
          </draw:line>
          <draw:line draw:style-name="gr4" draw:text-style-name="P1" draw:layer="layout" svg:x1="1.891cm" svg:y1="5.216cm" svg:x2="1.891cm" svg:y2="9.344cm">
            <text:p/>
          </draw:line>
          <draw:frame draw:style-name="gr5" draw:text-style-name="P2" draw:layer="layout" svg:width="1.692cm" svg:height="0.988cm" svg:x="2.897cm" svg:y="8.154cm">
            <draw:text-box>
              <text:p text:style-name="P2"><text:span text:style-name="T1">t=1</text:span></text:p>
            </draw:text-box>
          </draw:frame>
          <draw:frame draw:style-name="gr6" draw:text-style-name="P2" draw:layer="layout" svg:width="1.692cm" svg:height="0.988cm" svg:x="7.763cm" svg:y="-0.101cm">
            <draw:text-box>
              <text:p text:style-name="P2"><text:span text:style-name="T1">t=2</text:span></text:p>
            </draw:text-box>
          </draw:frame>
        </draw:g>
        <draw:g>
          <draw:line draw:style-name="gr2" draw:text-style-name="P1" draw:layer="layout" svg:x1="20cm" svg:y1="0.816cm" svg:x2="12.577cm" svg:y2="5.128cm">
            <text:p/>
          </draw:line>
          <draw:line draw:style-name="gr2" draw:text-style-name="P1" draw:layer="layout" svg:x1="12.553cm" svg:y1="-0.101cm" svg:x2="12.552cm" svg:y2="9.209cm">
            <text:p/>
          </draw:line>
          <draw:line draw:style-name="gr2" draw:text-style-name="P1" draw:layer="layout" svg:x1="17.297cm" svg:y1="-0.11cm" svg:x2="17.296cm" svg:y2="9.2cm">
            <text:p/>
          </draw:line>
          <draw:line draw:style-name="gr2" draw:text-style-name="P1" draw:layer="layout" svg:x1="20cm" svg:y1="7.446cm" svg:x2="10.69cm" svg:y2="7.446cm">
            <text:p/>
          </draw:line>
          <draw:line draw:style-name="gr2" draw:text-style-name="P1" draw:layer="layout" svg:x1="17.346cm" svg:y1="1.261cm" svg:x2="10.69cm" svg:y2="1.261cm">
            <text:p/>
          </draw:line>
          <draw:custom-shape draw:style-name="gr3" draw:text-style-name="P1" draw:layer="layout" svg:width="0.591cm" svg:height="0.591cm" svg:x="13.103cm" svg:y="7.96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591cm" svg:height="0.591cm" svg:x="17.767cm" svg:y="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591cm" svg:height="0.591cm" svg:x="18.391cm" svg:y="1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1cm" svg:height="0.591cm" svg:x="16.996cm" svg:y="0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1cm" svg:height="0.592cm" svg:x="16.345cm" svg:y="0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1cm" svg:height="0.591cm" svg:x="16.998cm" svg:y="1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1cm" svg:height="0.591cm" svg:x="13.088cm" svg:y="7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1cm" svg:height="0.591cm" svg:x="12.251cm" svg:y="7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9.334cm" svg:y1="10.986cm" svg:x2="1.892cm" svg:y2="15.309cm">
            <text:p/>
          </draw:line>
          <draw:line draw:style-name="gr2" draw:text-style-name="P1" draw:layer="layout" svg:x1="1.868cm" svg:y1="10.066cm" svg:x2="1.867cm" svg:y2="19.4cm">
            <text:p/>
          </draw:line>
          <draw:line draw:style-name="gr2" draw:text-style-name="P1" draw:layer="layout" svg:x1="6.624cm" svg:y1="10.057cm" svg:x2="6.623cm" svg:y2="19.391cm">
            <text:p/>
          </draw:line>
          <draw:line draw:style-name="gr2" draw:text-style-name="P1" draw:layer="layout" svg:x1="9.334cm" svg:y1="17.632cm" svg:x2="0cm" svg:y2="17.632cm">
            <text:p/>
          </draw:line>
          <draw:line draw:style-name="gr2" draw:text-style-name="P1" draw:layer="layout" svg:x1="6.673cm" svg:y1="11.432cm" svg:x2="0cm" svg:y2="11.432cm">
            <text:p/>
          </draw:line>
          <draw:custom-shape draw:style-name="gr3" draw:text-style-name="P1" draw:layer="layout" svg:width="0.592cm" svg:height="0.594cm" svg:x="2.42cm" svg:y="18.15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592cm" svg:height="0.593cm" svg:x="7.095cm" svg:y="10.36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594cm" svg:height="0.592cm" svg:x="7.72cm" svg:y="11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2cm" svg:height="0.593cm" svg:x="6.322cm" svg:y="10.3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3cm" svg:height="0.593cm" svg:x="5.669cm" svg:y="11.1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93cm" svg:height="0.592cm" svg:x="2.404cm" svg:y="17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3cm" svg:height="0.592cm" svg:x="1.565cm" svg:y="18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" draw:text-style-name="P1" draw:layer="layout" svg:width="3.652cm" svg:height="5.518cm" svg:x="3.022cm" svg:y="12.169cm" svg:viewBox="0 0 3653 5519" draw:points="0,5519 3653,5519 3653,0">
            <text:p/>
          </draw:polyline>
          <draw:custom-shape draw:style-name="gr8" draw:text-style-name="P1" draw:layer="layout" svg:width="0.592cm" svg:height="0.593cm" svg:x="6.324cm" svg:y="11.6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20cm" svg:y1="10.978cm" svg:x2="12.627cm" svg:y2="15.262cm">
            <text:p/>
          </draw:line>
          <draw:line draw:style-name="gr2" draw:text-style-name="P1" draw:layer="layout" svg:x1="12.603cm" svg:y1="10.067cm" svg:x2="12.602cm" svg:y2="19.315cm">
            <text:p/>
          </draw:line>
          <draw:line draw:style-name="gr2" draw:text-style-name="P1" draw:layer="layout" svg:x1="17.315cm" svg:y1="10.057cm" svg:x2="17.314cm" svg:y2="19.305cm">
            <text:p/>
          </draw:line>
          <draw:line draw:style-name="gr2" draw:text-style-name="P1" draw:layer="layout" svg:x1="20cm" svg:y1="17.563cm" svg:x2="10.752cm" svg:y2="17.563cm">
            <text:p/>
          </draw:line>
          <draw:line draw:style-name="gr2" draw:text-style-name="P1" draw:layer="layout" svg:x1="17.363cm" svg:y1="11.42cm" svg:x2="10.752cm" svg:y2="11.42cm">
            <text:p/>
          </draw:line>
          <draw:custom-shape draw:style-name="gr3" draw:text-style-name="P1" draw:layer="layout" svg:width="0.587cm" svg:height="0.587cm" svg:x="13.149cm" svg:y="18.08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588cm" svg:height="0.587cm" svg:x="17.781cm" svg:y="10.3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587cm" svg:height="0.587cm" svg:x="17.016cm" svg:y="10.3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87cm" svg:height="0.587cm" svg:x="16.369cm" svg:y="11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87cm" svg:height="0.588cm" svg:x="17.018cm" svg:y="11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88cm" svg:height="0.587cm" svg:x="13.134cm" svg:y="1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87cm" svg:height="0.588cm" svg:x="12.303cm" svg:y="1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" draw:text-style-name="P1" draw:layer="layout" svg:width="5.858cm" svg:height="6.17cm" svg:x="12.601cm" svg:y="11.864cm" svg:viewBox="0 0 5859 6171" draw:points="0,6171 0,3410 5859,0">
            <text:p/>
          </draw:polyline>
          <draw:custom-shape draw:style-name="gr8" draw:text-style-name="P1" draw:layer="layout" svg:width="0.587cm" svg:height="0.587cm" svg:x="18.402cm" svg:y="11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9.092cm" svg:y1="21.725cm" svg:x2="1.925cm" svg:y2="25.889cm">
            <text:p/>
          </draw:line>
          <draw:line draw:style-name="gr2" draw:text-style-name="P1" draw:layer="layout" svg:x1="1.902cm" svg:y1="20.84cm" svg:x2="1.901cm" svg:y2="29.829cm">
            <text:p/>
          </draw:line>
          <draw:line draw:style-name="gr2" draw:text-style-name="P1" draw:layer="layout" svg:x1="6.483cm" svg:y1="20.831cm" svg:x2="6.482cm" svg:y2="29.82cm">
            <text:p/>
          </draw:line>
          <draw:line draw:style-name="gr2" draw:text-style-name="P1" draw:layer="layout" svg:x1="9.092cm" svg:y1="28.126cm" svg:x2="0.103cm" svg:y2="28.126cm">
            <text:p/>
          </draw:line>
          <draw:line draw:style-name="gr2" draw:text-style-name="P1" draw:layer="layout" svg:x1="6.529cm" svg:y1="22.155cm" svg:x2="0.103cm" svg:y2="22.155cm">
            <text:p/>
          </draw:line>
          <draw:custom-shape draw:style-name="gr3" draw:text-style-name="P1" draw:layer="layout" svg:width="0.571cm" svg:height="0.571cm" svg:x="2.433cm" svg:y="28.63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571cm" svg:height="0.57cm" svg:x="6.936cm" svg:y="21.12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57cm" svg:height="0.57cm" svg:x="7.539cm" svg:y="22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7cm" svg:height="0.57cm" svg:x="5.563cm" svg:y="21.8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71cm" svg:height="0.571cm" svg:x="1.611cm" svg:y="2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" draw:text-style-name="P1" draw:layer="layout" svg:width="4.631cm" svg:height="6.682cm" svg:x="1.9cm" svg:y="21.497cm" svg:viewBox="0 0 4632 6683" draw:points="785,6683 0,6683 0,4455 4632,1722 4632,0">
            <text:p/>
          </draw:polyline>
          <draw:custom-shape draw:style-name="gr8" draw:text-style-name="P1" draw:layer="layout" svg:width="0.571cm" svg:height="0.571cm" svg:x="6.191cm" svg:y="21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7cm" svg:height="0.571cm" svg:x="6.193cm" svg:y="22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71cm" svg:height="0.571cm" svg:x="2.419cm" svg:y="27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20.095cm" svg:y1="21.759cm" svg:x2="12.66cm" svg:y2="26.078cm">
            <text:p/>
          </draw:line>
          <draw:line draw:style-name="gr2" draw:text-style-name="P1" draw:layer="layout" svg:x1="12.636cm" svg:y1="20.84cm" svg:x2="12.635cm" svg:y2="30.165cm">
            <text:p/>
          </draw:line>
          <draw:line draw:style-name="gr2" draw:text-style-name="P1" draw:layer="layout" svg:x1="17.388cm" svg:y1="20.831cm" svg:x2="17.387cm" svg:y2="30.156cm">
            <text:p/>
          </draw:line>
          <draw:line draw:style-name="gr2" draw:text-style-name="P1" draw:layer="layout" svg:x1="20.095cm" svg:y1="28.399cm" svg:x2="10.77cm" svg:y2="28.399cm">
            <text:p/>
          </draw:line>
          <draw:line draw:style-name="gr2" draw:text-style-name="P1" draw:layer="layout" svg:x1="17.436cm" svg:y1="22.205cm" svg:x2="10.77cm" svg:y2="22.205cm">
            <text:p/>
          </draw:line>
          <draw:custom-shape draw:style-name="gr3" draw:text-style-name="P1" draw:layer="layout" svg:width="0.592cm" svg:height="0.592cm" svg:x="13.187cm" svg:y="28.92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592cm" svg:height="0.592cm" svg:x="17.858cm" svg:y="21.13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592cm" svg:height="0.592cm" svg:x="18.484cm" svg:y="2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2cm" svg:height="0.592cm" svg:x="17.086cm" svg:y="21.1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92cm" svg:height="0.592cm" svg:x="16.434cm" svg:y="2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2cm" svg:height="0.593cm" svg:x="17.088cm" svg:y="22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2cm" svg:height="0.593cm" svg:x="13.172cm" svg:y="28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92cm" svg:height="0.592cm" svg:x="12.334cm" svg:y="2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" draw:text-style-name="P1" draw:layer="layout" svg:width="3.833cm" svg:height="6.694cm" svg:x="12.608cm" svg:y="22.153cm" svg:viewBox="0 0 3834 6695" draw:points="0,6695 0,0 3834,0">
            <text:p/>
          </draw:polyline>
        </draw:g>
        <draw:frame draw:style-name="gr11" draw:layer="layout" svg:width="1.446cm" svg:height="1.187cm" svg:x="7.228cm" svg:y="8.937cm">
          <draw:text-box>
            <text:p>(a)</text:p>
          </draw:text-box>
        </draw:frame>
        <draw:frame draw:style-name="gr11" draw:layer="layout" svg:width="1.493cm" svg:height="1.187cm" svg:x="10.629cm" svg:y="8.937cm">
          <draw:text-box>
            <text:p>(b)</text:p>
          </draw:text-box>
        </draw:frame>
        <draw:frame draw:style-name="gr11" draw:layer="layout" svg:width="2.153cm" svg:height="1.187cm" svg:x="7.229cm" svg:y="18.937cm">
          <draw:text-box>
            <text:p>(c-1)</text:p>
          </draw:text-box>
        </draw:frame>
        <draw:frame draw:style-name="gr11" draw:layer="layout" svg:width="2.153cm" svg:height="1.187cm" svg:x="7.229cm" svg:y="28.937cm">
          <draw:text-box>
            <text:p>(c-3)</text:p>
          </draw:text-box>
        </draw:frame>
        <draw:frame draw:style-name="gr11" draw:layer="layout" svg:width="2.153cm" svg:height="1.187cm" svg:x="10.629cm" svg:y="18.937cm">
          <draw:text-box>
            <text:p>(c-2)</text:p>
          </draw:text-box>
        </draw:frame>
        <draw:frame draw:style-name="gr11" draw:layer="layout" svg:width="2.153cm" svg:height="1.187cm" svg:x="10.43cm" svg:y="28.937cm">
          <draw:text-box>
            <text:p>(c-4)</text:p>
          </draw:text-box>
        </draw:frame>
      </draw:page>
      <draw:page draw:name="page2" draw:style-name="dp1" draw:master-page-name="Default">
        <draw:line draw:style-name="gr2" draw:text-style-name="P1" draw:layer="layout" svg:x1="10cm" svg:y1="0.985cm" svg:x2="2.027cm" svg:y2="5.617cm">
          <text:p/>
        </draw:line>
        <draw:line draw:style-name="gr2" draw:text-style-name="P1" draw:layer="layout" svg:x1="2.001cm" svg:y1="0cm" svg:x2="2cm" svg:y2="10cm">
          <text:p/>
        </draw:line>
        <draw:line draw:style-name="gr2" draw:text-style-name="P1" draw:layer="layout" svg:x1="7.097cm" svg:y1="-0.01cm" svg:x2="7.096cm" svg:y2="9.99cm">
          <text:p/>
        </draw:line>
        <draw:line draw:style-name="gr2" draw:text-style-name="P1" draw:layer="layout" svg:x1="10cm" svg:y1="8.106cm" svg:x2="0cm" svg:y2="8.106cm">
          <text:p/>
        </draw:line>
        <draw:line draw:style-name="gr2" draw:text-style-name="P1" draw:layer="layout" svg:x1="7.149cm" svg:y1="1.463cm" svg:x2="0cm" svg:y2="1.463cm">
          <text:p/>
        </draw:line>
        <draw:custom-shape draw:style-name="gr3" draw:text-style-name="P1" draw:layer="layout" svg:width="0.635cm" svg:height="0.635cm" svg:x="2.392cm" svg:y="8.3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7.601cm" svg:y="0.3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0.001cm" svg:y1="0.985cm" svg:x2="2.028cm" svg:y2="5.617cm">
          <text:p/>
        </draw:line>
        <draw:line draw:style-name="gr4" draw:text-style-name="P1" draw:layer="layout" svg:x1="2.001cm" svg:y1="5.629cm" svg:x2="2.001cm" svg:y2="10cm">
          <text:p/>
        </draw:line>
        <draw:frame draw:style-name="gr1" draw:layer="layout" svg:width="1.404cm" svg:height="0.962cm" svg:x="3.067cm" svg:y="8.74cm">
          <draw:text-box>
            <text:p>t=1</text:p>
          </draw:text-box>
        </draw:frame>
        <draw:frame draw:style-name="gr1" draw:layer="layout" svg:width="1.404cm" svg:height="0.962cm" svg:x="8.219cm" svg:y="0cm">
          <draw:text-box>
            <text:p>t=2</text:p>
          </draw:text-box>
        </draw:frame>
      </draw:page>
      <draw:page draw:name="page3" draw:style-name="dp1" draw:master-page-name="Default">
        <draw:line draw:style-name="gr2" draw:text-style-name="P1" draw:layer="layout" svg:x1="10cm" svg:y1="0.985cm" svg:x2="2.027cm" svg:y2="5.617cm">
          <text:p/>
        </draw:line>
        <draw:line draw:style-name="gr2" draw:text-style-name="P1" draw:layer="layout" svg:x1="2.001cm" svg:y1="0cm" svg:x2="2cm" svg:y2="10cm">
          <text:p/>
        </draw:line>
        <draw:line draw:style-name="gr2" draw:text-style-name="P1" draw:layer="layout" svg:x1="7.097cm" svg:y1="-0.01cm" svg:x2="7.096cm" svg:y2="9.99cm">
          <text:p/>
        </draw:line>
        <draw:line draw:style-name="gr2" draw:text-style-name="P1" draw:layer="layout" svg:x1="10cm" svg:y1="8.106cm" svg:x2="0cm" svg:y2="8.106cm">
          <text:p/>
        </draw:line>
        <draw:line draw:style-name="gr2" draw:text-style-name="P1" draw:layer="layout" svg:x1="7.149cm" svg:y1="1.463cm" svg:x2="0cm" svg:y2="1.463cm">
          <text:p/>
        </draw:line>
        <draw:custom-shape draw:style-name="gr3" draw:text-style-name="P1" draw:layer="layout" svg:width="0.635cm" svg:height="0.635cm" svg:x="2.592cm" svg:y="8.6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7.601cm" svg:y="0.3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635cm" svg:height="0.635cm" svg:x="8.27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3cm" svg:y="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074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5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2.576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1.677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line draw:style-name="gr2" draw:text-style-name="P1" draw:layer="layout" svg:x1="10cm" svg:y1="0.985cm" svg:x2="2.027cm" svg:y2="5.617cm">
          <text:p/>
        </draw:line>
        <draw:line draw:style-name="gr2" draw:text-style-name="P1" draw:layer="layout" svg:x1="2.001cm" svg:y1="0cm" svg:x2="2cm" svg:y2="10cm">
          <text:p/>
        </draw:line>
        <draw:line draw:style-name="gr2" draw:text-style-name="P1" draw:layer="layout" svg:x1="7.097cm" svg:y1="-0.01cm" svg:x2="7.096cm" svg:y2="9.99cm">
          <text:p/>
        </draw:line>
        <draw:line draw:style-name="gr2" draw:text-style-name="P1" draw:layer="layout" svg:x1="10cm" svg:y1="8.106cm" svg:x2="0cm" svg:y2="8.106cm">
          <text:p/>
        </draw:line>
        <draw:line draw:style-name="gr2" draw:text-style-name="P1" draw:layer="layout" svg:x1="7.149cm" svg:y1="1.463cm" svg:x2="0cm" svg:y2="1.463cm">
          <text:p/>
        </draw:line>
        <draw:custom-shape draw:style-name="gr3" draw:text-style-name="P1" draw:layer="layout" svg:width="0.635cm" svg:height="0.635cm" svg:x="2.592cm" svg:y="8.6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7.601cm" svg:y="0.3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635cm" svg:height="0.635cm" svg:x="8.27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3cm" svg:y="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074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2.576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1.677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layout" svg:width="3.913cm" svg:height="5.912cm" svg:x="3.238cm" svg:y="2.253cm" svg:viewBox="0 0 3914 5913" draw:points="0,5913 3914,5913 3914,0">
          <text:p/>
        </draw:polyline>
        <draw:custom-shape draw:style-name="gr8" draw:text-style-name="P1" draw:layer="layout" svg:width="0.635cm" svg:height="0.635cm" svg:x="6.775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line draw:style-name="gr2" draw:text-style-name="P1" draw:layer="layout" svg:x1="10cm" svg:y1="0.985cm" svg:x2="2.027cm" svg:y2="5.617cm">
          <text:p/>
        </draw:line>
        <draw:line draw:style-name="gr2" draw:text-style-name="P1" draw:layer="layout" svg:x1="2.001cm" svg:y1="0cm" svg:x2="2cm" svg:y2="10cm">
          <text:p/>
        </draw:line>
        <draw:line draw:style-name="gr2" draw:text-style-name="P1" draw:layer="layout" svg:x1="7.097cm" svg:y1="-0.01cm" svg:x2="7.096cm" svg:y2="9.99cm">
          <text:p/>
        </draw:line>
        <draw:line draw:style-name="gr2" draw:text-style-name="P1" draw:layer="layout" svg:x1="10cm" svg:y1="8.106cm" svg:x2="0cm" svg:y2="8.106cm">
          <text:p/>
        </draw:line>
        <draw:line draw:style-name="gr2" draw:text-style-name="P1" draw:layer="layout" svg:x1="7.149cm" svg:y1="1.463cm" svg:x2="0cm" svg:y2="1.463cm">
          <text:p/>
        </draw:line>
        <draw:custom-shape draw:style-name="gr3" draw:text-style-name="P1" draw:layer="layout" svg:width="0.635cm" svg:height="0.635cm" svg:x="2.592cm" svg:y="8.6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7.601cm" svg:y="0.3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635cm" svg:height="0.635cm" svg:x="6.773cm" svg:y="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074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5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2.576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1.677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layout" svg:width="6.334cm" svg:height="6.672cm" svg:x="1.999cm" svg:y="1.943cm" svg:viewBox="0 0 6335 6673" draw:points="0,6673 0,3688 6335,0">
          <text:p/>
        </draw:polyline>
        <draw:custom-shape draw:style-name="gr8" draw:text-style-name="P1" draw:layer="layout" svg:width="0.635cm" svg:height="0.635cm" svg:x="8.27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line draw:style-name="gr2" draw:text-style-name="P1" draw:layer="layout" svg:x1="10cm" svg:y1="0.985cm" svg:x2="2.027cm" svg:y2="5.617cm">
          <text:p/>
        </draw:line>
        <draw:line draw:style-name="gr2" draw:text-style-name="P1" draw:layer="layout" svg:x1="2.001cm" svg:y1="0cm" svg:x2="2cm" svg:y2="10cm">
          <text:p/>
        </draw:line>
        <draw:line draw:style-name="gr2" draw:text-style-name="P1" draw:layer="layout" svg:x1="7.097cm" svg:y1="-0.01cm" svg:x2="7.096cm" svg:y2="9.99cm">
          <text:p/>
        </draw:line>
        <draw:line draw:style-name="gr2" draw:text-style-name="P1" draw:layer="layout" svg:x1="10cm" svg:y1="8.106cm" svg:x2="0cm" svg:y2="8.106cm">
          <text:p/>
        </draw:line>
        <draw:line draw:style-name="gr2" draw:text-style-name="P1" draw:layer="layout" svg:x1="7.149cm" svg:y1="1.463cm" svg:x2="0cm" svg:y2="1.463cm">
          <text:p/>
        </draw:line>
        <draw:custom-shape draw:style-name="gr3" draw:text-style-name="P1" draw:layer="layout" svg:width="0.635cm" svg:height="0.635cm" svg:x="2.592cm" svg:y="8.6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7.601cm" svg:y="0.3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635cm" svg:height="0.635cm" svg:x="8.27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074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1.677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layout" svg:width="5.152cm" svg:height="7.433cm" svg:x="1.999cm" svg:y="0.732cm" svg:viewBox="0 0 5153 7434" draw:points="873,7434 0,7434 0,4956 5153,1915 5153,0">
          <text:p/>
        </draw:polyline>
        <draw:custom-shape draw:style-name="gr8" draw:text-style-name="P1" draw:layer="layout" svg:width="0.635cm" svg:height="0.635cm" svg:x="6.773cm" svg:y="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5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2.576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line draw:style-name="gr2" draw:text-style-name="P1" draw:layer="layout" svg:x1="10cm" svg:y1="0.985cm" svg:x2="2.027cm" svg:y2="5.617cm">
          <text:p/>
        </draw:line>
        <draw:line draw:style-name="gr2" draw:text-style-name="P1" draw:layer="layout" svg:x1="2.001cm" svg:y1="0cm" svg:x2="2cm" svg:y2="10cm">
          <text:p/>
        </draw:line>
        <draw:line draw:style-name="gr2" draw:text-style-name="P1" draw:layer="layout" svg:x1="7.097cm" svg:y1="-0.01cm" svg:x2="7.096cm" svg:y2="9.99cm">
          <text:p/>
        </draw:line>
        <draw:line draw:style-name="gr2" draw:text-style-name="P1" draw:layer="layout" svg:x1="10cm" svg:y1="8.106cm" svg:x2="0cm" svg:y2="8.106cm">
          <text:p/>
        </draw:line>
        <draw:line draw:style-name="gr2" draw:text-style-name="P1" draw:layer="layout" svg:x1="7.149cm" svg:y1="1.463cm" svg:x2="0cm" svg:y2="1.463cm">
          <text:p/>
        </draw:line>
        <draw:custom-shape draw:style-name="gr3" draw:text-style-name="P1" draw:layer="layout" svg:width="0.635cm" svg:height="0.635cm" svg:x="2.592cm" svg:y="8.6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7.601cm" svg:y="0.3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635cm" svg:height="0.635cm" svg:x="8.27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3cm" svg:y="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6.074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5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2.576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.677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layout" svg:width="4.11cm" svg:height="7.179cm" svg:x="1.971cm" svg:y="1.408cm" svg:viewBox="0 0 4111 7180" draw:points="0,7180 0,0 4111,0">
          <text:p/>
        </draw:polyline>
      </draw:page>
      <draw:page draw:name="page8" draw:style-name="dp1" draw:master-page-name="Default">
        <draw:line draw:style-name="gr2" draw:text-style-name="P1" draw:layer="layout" svg:x1="11.196cm" svg:y1="3.921cm" svg:x2="-2.139cm" svg:y2="3.921cm">
          <text:p/>
        </draw:line>
        <draw:line draw:style-name="gr2" draw:text-style-name="P1" draw:layer="layout" svg:x1="3.655cm" svg:y1="-1.27cm" svg:x2="3.656cm" svg:y2="10.796cm">
          <text:p/>
        </draw:line>
        <draw:polyline draw:style-name="gr9" draw:text-style-name="P1" draw:layer="layout" svg:width="6.984cm" svg:height="6.984cm" svg:x="3.71cm" svg:y="3.91cm" svg:viewBox="0 0 6985 6985" draw:points="0,6985 0,0 6985,0">
          <text:p/>
        </draw:polyline>
        <draw:path draw:style-name="gr4" draw:text-style-name="P1" draw:layer="layout" svg:width="8.094cm" svg:height="7.681cm" svg:x="1.905cm" svg:y="3.112cm" svg:viewBox="0 0 8095 7682" svg:d="m8095 63c-5715 0-7460-1270-8095 7619">
          <text:p/>
        </draw:path>
        <draw:custom-shape draw:style-name="gr3" draw:text-style-name="P1" draw:layer="layout" svg:width="0.635cm" svg:height="0.635cm" svg:x="8.89cm" svg:y="2.5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4.445cm" svg:y="2.5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2.546cm" svg:y="2.84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1.905cm" svg:y="3.1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1.848cm" svg:y="8.8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635cm" svg:height="0.635cm" svg:x="8.89cm" svg:y="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4.391cm" svg:y="3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3.494cm" svg:y="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3.392cm" svg:y="3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3.193cm" svg:y="3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3.296cm" svg:y="8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3.2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2.496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1.404cm" svg:height="0.962cm" svg:x="0cm" svg:y="8.89cm">
          <draw:text-box>
            <text:p><text:span text:style-name="T2">t=1</text:span></text:p>
          </draw:text-box>
        </draw:frame>
        <draw:frame draw:style-name="gr1" draw:text-style-name="P3" draw:layer="layout" svg:width="1.404cm" svg:height="0.962cm" svg:x="0.4cm" svg:y="2.79cm">
          <draw:text-box>
            <text:p><text:span text:style-name="T2">t=2</text:span></text:p>
          </draw:text-box>
        </draw:frame>
        <draw:frame draw:style-name="gr1" draw:text-style-name="P3" draw:layer="layout" svg:width="1.404cm" svg:height="0.962cm" svg:x="1.9cm" svg:y="1.69cm">
          <draw:text-box>
            <text:p><text:span text:style-name="T2">t=3</text:span></text:p>
          </draw:text-box>
        </draw:frame>
        <draw:frame draw:style-name="gr1" draw:text-style-name="P3" draw:layer="layout" svg:width="1.404cm" svg:height="0.962cm" svg:x="4cm" svg:y="1.59cm">
          <draw:text-box>
            <text:p><text:span text:style-name="T2">t=4</text:span></text:p>
          </draw:text-box>
        </draw:frame>
        <draw:frame draw:style-name="gr1" draw:text-style-name="P3" draw:layer="layout" svg:width="1.404cm" svg:height="0.962cm" svg:x="8.3cm" svg:y="1.59cm">
          <draw:text-box>
            <text:p><text:span text:style-name="T2">t=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9" draw:fill-hatch-name="Hatching_20_1" draw:fill-image-name="Bitmape_20_1"/>
      <style:text-properties style:font-name="Times New Roman1" fo:font-size="2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5cm" svg:stroke-color="#cccccc" draw:marker-start-width="1.05cm" draw:marker-end-width="1.05cm" draw:fill-gradient-name="Gradient_20_7" draw:fill-hatch-name="Hatch_20_1" draw:fill-image-name="Bitmape_20_1"/>
    </style:style>
    <style:style style:name="obs" style:family="graphic" style:parent-style-name="standard">
      <style:graphic-properties draw:stroke="solid" draw:stroke-dash="Dash_20_2" draw:fill-color="#4c4c4c" draw:fill-gradient-name="Gradient_20_7" draw:fill-hatch-name="Hatch_20_1" draw:fill-image-name="Bitmape_20_1" draw:opacity="60%" draw:fill-image-width="0cm" draw:fill-image-height="0cm" draw:shadow-opacity="60%"/>
    </style:style>
    <style:style style:name="real_5f_traj" style:display-name="real_traj" style:family="graphic" style:parent-style-name="standard">
      <style:graphic-properties draw:stroke="dash" draw:stroke-dash="_32__20_Dots_20_1_20_Dash" svg:stroke-width="0.1cm" draw:marker-start-width="0.45cm" draw:marker-end-width="0.45cm" draw:fill-gradient-name="Gradient_20_7" draw:fill-hatch-name="Hatch_20_1" draw:fill-image-name="Bitmape_20_1"/>
    </style:style>
    <style:style style:name="rec_5f_traj" style:display-name="rec_traj" style:family="graphic">
      <style:graphic-properties draw:stroke="solid" draw:stroke-dash="Fine_20_Dashed" svg:stroke-width="0.1cm" draw:marker-start-width="0.35cm" draw:marker-end-width="0.35cm"/>
    </style:style>
    <style:style style:name="projection" style:family="graphic" style:parent-style-name="text">
      <style:graphic-properties draw:stroke="solid" draw:stroke-dash="Dash_20_2" draw:fill="hatch" draw:fill-color="#ffffff" draw:fill-gradient-name="Gradient_20_8" draw:fill-hatch-name="Black_20_-45_20_Degrees" draw:fill-hatch-solid="true" draw:fill-image-name="Bitmape_20_1" draw:fill-image-width="0cm" draw:fill-image-height="0cm"/>
    </style:style>
    <style:style style:name="inactive_5f_obs" style:display-name="inactive_obs" style:family="graphic" style:parent-style-name="obs">
      <style:graphic-properties draw:fill="hatch" draw:fill-color="#ffffff" draw:fill-hatch-name="Black_20_45_20_Degrees_20_Wide" draw:fill-hatch-solid="true"/>
    </style:style>
  </office:styles>
  <office:automatic-styles>
    <style:page-layout style:name="PM0">
      <style:page-layout-properties fo:margin-top="0cm" fo:margin-bottom="0cm" fo:margin-left="0cm" fo:margin-right="0cm" fo:page-width="2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08T22:49:21</meta:creation-date>
    <meta:generator>LibreOffice/4.1.1.2$Linux_X86_64 LibreOffice_project/7e4286b58adc75a14f6d83f53a03b6c11fa2903</meta:generator>
    <dc:date>2014-02-11T12:24:17.442192374</dc:date>
    <meta:editing-duration>PT1H36M34S</meta:editing-duration>
    <meta:editing-cycles>27</meta:editing-cycles>
    <meta:document-statistic meta:object-count="195"/>
  </office:meta>
</office:document-meta>
</file>